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D9000004D8E98846D1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>
      <style:paragraph-properties fo:text-align="center"/>
      <style:text-properties style:text-line-through-style="none" style:font-name="Arial" fo:font-size="12pt" fo:font-style="normal" style:text-underline-style="none" fo:font-weight="normal"/>
    </style:style>
    <style:style style:name="gr1" style:family="graphic">
      <style:graphic-properties fo:background-color="#f2f3fc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f6f5fc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ackground-color="#ebecfb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Organisation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ummer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atum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name="Organisation" draw:style-name="gr1" draw:text-style-name="P1" svg:width="12.082cm" svg:height="1.001cm" svg:x="8.811cm" svg:y="6.849cm" draw:control="control1"><svg:title>Organisation</svg:title></draw:control><draw:control text:anchor-type="paragraph" draw:z-index="1" draw:name="Nummer" draw:style-name="gr2" draw:text-style-name="P1" svg:width="12.881cm" svg:height="1.001cm" svg:x="8.43cm" svg:y="13.61cm" draw:control="control2"><svg:title>Nummer</svg:title></draw:control><draw:control text:anchor-type="paragraph" draw:z-index="2" draw:name="Datum" draw:style-name="gr3" draw:text-style-name="P1" svg:width="7.781cm" svg:height="1.001cm" svg:x="11cm" svg:y="15.73cm" draw:control="control3"><svg:title>Datum</svg:title></draw:control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fo:background-color="transparent" style:writing-mode="lr-tb" style:footnote-max-height="0cm">
        <style:background-image xlink:href="Pictures/10000201000006D9000004D8E98846D1.png" xlink:type="simple" xlink:actuate="onLoad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rko Kämpf</meta:initial-creator>
    <meta:creation-date>2015-05-07T20:04:16</meta:creation-date>
    <dc:date>2015-05-08T21:11:43</dc:date>
    <dc:creator>Mirko Kämpf</dc:creator>
    <meta:editing-duration>PT21M24S</meta:editing-duration>
    <meta:editing-cycles>10</meta:editing-cycles>
    <meta:generator>OpenOffice/4.1.0$Unix OpenOffice.org_project/410m18$Build-9764</meta:generator>
    <meta:document-statistic meta:table-count="0" meta:image-count="0" meta:object-count="0" meta:page-count="1" meta:paragraph-count="0" meta:word-count="0" meta:character-count="0"/>
  </office:meta>
</office:document-meta>
</file>